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573782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5468c3" officeooo:paragraph-rsid="05573782"/>
    </style:style>
    <style:style style:name="P6" style:family="paragraph" style:parent-style-name="Text_20_body">
      <style:text-properties officeooo:rsid="054b5b05" officeooo:paragraph-rsid="05573782"/>
    </style:style>
    <style:style style:name="P7" style:family="paragraph" style:parent-style-name="Text_20_body">
      <style:text-properties officeooo:rsid="0557373f" officeooo:paragraph-rsid="05573782"/>
    </style:style>
    <style:style style:name="P8" style:family="paragraph" style:parent-style-name="Text_20_body">
      <style:text-properties officeooo:rsid="0558ce7b" officeooo:paragraph-rsid="05573782"/>
    </style:style>
    <style:style style:name="P9" style:family="paragraph" style:parent-style-name="Text_20_body">
      <style:text-properties officeooo:rsid="0545154d" officeooo:paragraph-rsid="055978b5"/>
    </style:style>
    <style:style style:name="P10" style:family="paragraph" style:parent-style-name="Text_20_body">
      <style:text-properties officeooo:rsid="054704fb" officeooo:paragraph-rsid="055978b5"/>
    </style:style>
    <style:style style:name="P11" style:family="paragraph" style:parent-style-name="Text_20_body">
      <style:text-properties officeooo:rsid="0559ea0a" officeooo:paragraph-rsid="0559ea0a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officeooo:paragraph-rsid="056ebe90"/>
    </style:style>
    <style:style style:name="P14" style:family="paragraph" style:parent-style-name="Text_20_body">
      <style:text-properties officeooo:rsid="057087f4" officeooo:paragraph-rsid="057087f4"/>
    </style:style>
    <style:style style:name="P15" style:family="paragraph" style:parent-style-name="Heading_20_2">
      <style:text-properties officeooo:paragraph-rsid="052ed04f"/>
    </style:style>
    <style:style style:name="P16" style:family="paragraph" style:parent-style-name="Heading_20_2">
      <style:paragraph-properties fo:text-align="end" style:justify-single-word="false" style:writing-mode="rl-tb"/>
      <style:text-properties officeooo:rsid="052623dc" officeooo:paragraph-rsid="05573782"/>
    </style:style>
    <style:style style:name="P17" style:family="paragraph" style:parent-style-name="Heading_20_2">
      <style:paragraph-properties fo:text-align="end" style:justify-single-word="false" style:writing-mode="rl-tb"/>
      <style:text-properties officeooo:rsid="052623dc" officeooo:paragraph-rsid="055978b5"/>
    </style:style>
    <style:style style:name="P18" style:family="paragraph" style:parent-style-name="Text_20_body">
      <style:paragraph-properties fo:text-align="center" style:justify-single-word="false" style:writing-mode="lr-tb"/>
      <style:text-properties style:font-name="Monospace1" officeooo:rsid="06f4f4f5" officeooo:paragraph-rsid="056f4007"/>
    </style:style>
    <style:style style:name="P19" style:family="paragraph" style:parent-style-name="Text_20_body">
      <style:paragraph-properties fo:text-align="start" style:justify-single-word="false" style:writing-mode="lr-tb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56d91e5" officeooo:paragraph-rsid="056d91e5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6f47ac" officeooo:paragraph-rsid="056f47ac"/>
    </style:style>
    <style:style style:name="P22" style:family="paragraph" style:parent-style-name="Text_20_body" style:list-style-name="L1">
      <style:text-properties officeooo:paragraph-rsid="056ebe90"/>
    </style:style>
    <style:style style:name="P23" style:family="paragraph" style:parent-style-name="Text_20_body" style:list-style-name="L1">
      <style:text-properties officeooo:paragraph-rsid="056f1a03"/>
    </style:style>
    <style:style style:name="P24" style:family="paragraph" style:parent-style-name="Text_20_body" style:list-style-name="L1">
      <style:text-properties officeooo:rsid="056f4007" officeooo:paragraph-rsid="056f4007"/>
    </style:style>
    <style:style style:name="P25" style:family="paragraph" style:parent-style-name="Text_20_body">
      <style:paragraph-properties fo:text-align="center" style:justify-single-word="false" style:writing-mode="lr-tb"/>
      <style:text-properties style:text-position="0% 100%" style:font-name="Monospace1" officeooo:rsid="06e6f50b" officeooo:paragraph-rsid="056f4007" style:font-name-complex="David CLM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David CLM" officeooo:rsid="05641d95" officeooo:paragraph-rsid="05641d95" style:font-name-complex="David CLM"/>
    </style:style>
    <style:style style:name="P27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3d3269"/>
    </style:style>
    <style:style style:name="T4" style:family="text">
      <style:text-properties officeooo:rsid="05510f7d"/>
    </style:style>
    <style:style style:name="T5" style:family="text">
      <style:text-properties officeooo:rsid="054745e0"/>
    </style:style>
    <style:style style:name="T6" style:family="text">
      <style:text-properties officeooo:rsid="05470a1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54b5b05"/>
    </style:style>
    <style:style style:name="T9" style:family="text">
      <style:text-properties officeooo:rsid="054c25e1"/>
    </style:style>
    <style:style style:name="T10" style:family="text">
      <style:text-properties officeooo:rsid="054bc636"/>
    </style:style>
    <style:style style:name="T11" style:family="text">
      <style:text-properties style:text-position="super 58%" officeooo:rsid="054bc636"/>
    </style:style>
    <style:style style:name="T12" style:family="text">
      <style:text-properties officeooo:rsid="0558ce7b"/>
    </style:style>
    <style:style style:name="T13" style:family="text">
      <style:text-properties officeooo:rsid="055468c3"/>
    </style:style>
    <style:style style:name="T14" style:family="text">
      <style:text-properties officeooo:rsid="055828c7"/>
    </style:style>
    <style:style style:name="T15" style:family="text">
      <style:text-properties officeooo:rsid="056370f9"/>
    </style:style>
    <style:style style:name="T16" style:family="text">
      <style:text-properties officeooo:rsid="05641d95"/>
    </style:style>
    <style:style style:name="T17" style:family="text">
      <style:text-properties style:font-name-complex="David CLM"/>
    </style:style>
    <style:style style:name="T18" style:family="text">
      <style:text-properties officeooo:rsid="06f8e5ea" style:font-name-complex="David CLM"/>
    </style:style>
    <style:style style:name="T19" style:family="text">
      <style:text-properties style:text-position="0% 100%" officeooo:rsid="06e6f50b" style:font-name-complex="David CLM"/>
    </style:style>
    <style:style style:name="T20" style:family="text">
      <style:text-properties style:text-position="0% 100%" officeooo:rsid="056f4007" style:font-name-complex="David CLM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56ebe90"/>
    </style:style>
    <style:style style:name="T23" style:family="text">
      <style:text-properties officeooo:rsid="056f1a03"/>
    </style:style>
    <style:style style:name="T24" style:family="text">
      <style:text-properties officeooo:rsid="056f47ac"/>
    </style:style>
    <style:style style:name="T25" style:family="text">
      <style:text-properties officeooo:rsid="0571c4f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1">מטלה</text:span> <text:span text:style-name="T2">- מיקסום רווח</text:span></text:h>
      <text:p text:style-name="P4">יש לענות על שאלה אחת לבחירתכם. הגשה בזוגות, עד תחילת ההרצאה הבאה.</text:p>
      <text:p text:style-name="P16">שאלה<text:span text:style-name="T3"> 1</text:span>: <text:span text:style-name="T6">מכרז הפוך</text:span></text:p>
      <text:p text:style-name="P3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3"><text:span text:style-name="T7">שימו לב</text:span>: כדי <text:span text:style-name="T5">ש</text:span>השאלה<text:span text:style-name="T5"> תהיה הגיונית, צריך להוסיף לה נתון מסויים</text:span>. מהו?</text:p>
      <text:p text:style-name="P17">שאלה<text:span text:style-name="T15">2</text:span>: <text:span text:style-name="T4">מיקסום רווח עם ברירת-מחדל</text:span></text:p>
      <text:p text:style-name="P9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10">תארו מנגנון אמיתי הממקסם את הרווח שלכם ממכירת הציור. שימו לב - המנגנון תלוי <text:span text:style-name="T5">ב-</text:span>F וגם <text:span text:style-name="T5">ב-</text:span>X.</text:p>
      <text:p text:style-name="P17">שאלה<text:span text:style-name="T15">3</text:span>: <text:span text:style-name="T8">ערך וירטואלי בהתפלגות אחידה</text:span></text:p>
      <text:p text:style-name="P6">נניח שהערך של קונה מסויים מתפלג אחיד בין a ל- b<text:span text:style-name="T9"> (שני פרמטרים חיוביים).</text:span></text:p>
      <text:p text:style-name="P6">א. כיתבו ביטוי לפונקציית הערך הוירטואלי של הקונה<text:span text:style-name="T10">, r(v), כפונקציה של a,b.</text:span></text:p>
      <text:p text:style-name="P6">ב. כיתבו ביטוי למחיר האופטימלי למכירת חפץ כלשהו לקונה זה<text:span text:style-name="T10">, r</text:span><text:span text:style-name="T11">-1</text:span><text:span text:style-name="T10">(0).</text:span></text:p>
      <text:p text:style-name="P11">ג. כיתבו ביטוי לתוחלת הרווח של המוכר כאשר הוא משתמש במחיר האופטימלי.</text:p>
      <text:p text:style-name="P15">שאלה <text:span text:style-name="T25">4</text:span>: <text:span text:style-name="T16">תיכנות - התפלגות אמפירית וערך וירטואלי</text:span></text:p>
      <text:p text:style-name="Text_20_body">כפי שלמדנו בכיתה, מכרז מיירסון למיקסום רווח משתמש בפונקציית הערך הוירטואלי, והיא משתמשת בפונקציית התפלגות ההסתברות:</text:p>
      <text:p text:style-name="P12">F(x) <text:s/>= <text:s/>Prob[v &lt; x]</text:p>
      <text:p text:style-name="P18"><text:span text:style-name="T17">r(</text:span><text:span text:style-name="T18">x</text:span><text:span text:style-name="T17">) = </text:span><text:span text:style-name="T18">x - [1-</text:span><text:span text:style-name="T19">F(x)</text:span><text:span text:style-name="T18">]/</text:span><text:span text:style-name="T19">F</text:span><text:span text:style-name="T20">'</text:span><text:span text:style-name="T19">(x)</text:span></text:p>
      <text:p text:style-name="Text_20_body">ברוב המקרים, הפונקציה F אינה ידועה, ואנחנו צריכים לחשב אותה בקירוב מתוך נתונים סטטיסטיים.</text:p>
      <text:p text:style-name="P13">כיתבו מחלקה לחישוב פונקציה זו. <text:span text:style-name="T22">במחלקה יהיו לפחות שלוש שיטות:</text:span></text:p>
      <text:list xml:id="list5565149489360696388" text:style-name="L1">
        <text:list-item>
          <text:p text:style-name="P22"><text:span text:style-name="T22">איתחול (בנאי) - מקבל </text:span>וקטור של <text:span text:style-name="T22">ערכים (שנאספו </text:span>בסקרי<text:span text:style-name="T22">-שוק)</text:span>.</text:p>
        </text:list-item>
        <text:list-item>
          <text:p text:style-name="P23"><text:span text:style-name="T23">F - <text:s/></text:span>מקבלת ערך x, ומחזירה את ההסתברות האמפירית שהערך יהיה קטן מ-x. <text:span text:style-name="T21">שימו לב</text:span> - הפונקציה F תמיד מחזירה ערך בין 0 ל-1.</text:p>
        </text:list-item>
        <text:list-item>
          <text:p text:style-name="P24">r - מקבלת ערך x, ומחזירה את הערך הוירטואלי המתאים, לפי הנוסחה:</text:p>
        </text:list-item>
      </text:list>
      <text:p text:style-name="P14">הוסיפו שיטות נוספות לפי הצורך.</text:p>
      <text:p text:style-name="P25"><text:soft-page-break/></text:p>
      <text:p text:style-name="P19">class Distribution {</text:p>
      <text:p text:style-name="P19"><text:tab/>Distribution(int[] values);</text:p>
      <text:p text:style-name="P19"><text:tab/><text:span text:style-name="T24">double </text:span>F(int x);</text:p>
      <text:p text:style-name="P21"><text:tab/>double r(int x);</text:p>
      <text:p text:style-name="P20">}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1" svg:font-family="Monospace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9-02-06T00:33:03.532704183</dc:date>
    <meta:editing-duration>P10DT14H1M4S</meta:editing-duration>
    <meta:editing-cycles>1246</meta:editing-cycles>
    <meta:document-statistic meta:table-count="0" meta:image-count="0" meta:object-count="0" meta:page-count="2" meta:paragraph-count="30" meta:word-count="311" meta:character-count="1720" meta:non-whitespace-character-count="1434"/>
  </office:meta>
</office:document-meta>
</file>